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e2dc" officeooo:paragraph-rsid="001ae2dc"/>
    </style:style>
    <style:style style:name="P2" style:family="paragraph" style:parent-style-name="Standard">
      <style:text-properties officeooo:rsid="001bbe35" officeooo:paragraph-rsid="001bbe35"/>
    </style:style>
    <style:style style:name="P3" style:family="paragraph" style:parent-style-name="Standard">
      <style:text-properties officeooo:rsid="001d2cc8" officeooo:paragraph-rsid="001d2cc8"/>
    </style:style>
    <style:style style:name="P4" style:family="paragraph" style:parent-style-name="Standard">
      <style:text-properties officeooo:rsid="001f6365" officeooo:paragraph-rsid="001f6365"/>
    </style:style>
    <style:style style:name="T1" style:family="text">
      <style:text-properties officeooo:rsid="001cd68d"/>
    </style:style>
    <style:style style:name="T2" style:family="text">
      <style:text-properties officeooo:rsid="001f85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ursos necessários:</text:p>
      <text:p text:style-name="P1"/>
      <text:p text:style-name="P2">Financeiros: Estimados 2 mil reais para sistemas esp, aplicativo, calculo de rotas, <text:span text:style-name="T1">instalação, soldo dos desenvolvedores.</text:span></text:p>
      <text:p text:style-name="P2"/>
      <text:p text:style-name="P3">Pessoal: <text:span text:style-name="T2">Equipe de a</text:span>dministração <text:span text:style-name="T2">da</text:span> Unifor <text:span text:style-name="T2">e</text:span> Engenheiros de software <text:span text:style-name="T2">para supervisionar e efetivar a concretização da solução do projeto.</text:span> </text:p>
      <text:p text:style-name="P3"/>
      <text:p text:style-name="P4">Recursos: <text:span text:style-name="T2">Sinalizador GPS para disponibilizar informações de velocidade, velocidade média,e posição dos carrinhos. Servidor central ESP para fazer calculos de rota, e previsão de chegada, além de trocar informações com o Aplicativo dos Carrinhos que é dependente desse servidor.</text:span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7T17:37:59.979000000</meta:creation-date>
    <dc:date>2025-04-18T19:51:14.944000000</dc:date>
    <meta:editing-duration>PT3H14M38S</meta:editing-duration>
    <meta:editing-cycles>5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4" meta:word-count="77" meta:character-count="559" meta:non-whitespace-character-count="485"/>
  </office:meta>
</office:document-meta>
</file>